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099877" officeooo:paragraph-rsid="00099877" fo:background-color="transparent"/>
    </style:style>
    <style:style style:name="P3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0c28ee" officeooo:paragraph-rsid="000c28ee" fo:background-color="transparent" style:font-weight-asian="bold" style:font-weight-complex="bold"/>
    </style:style>
    <style:style style:name="P4" style:family="paragraph" style:parent-style-name="Standard">
      <style:text-properties officeooo:paragraph-rsid="0005dab1"/>
    </style:style>
    <style:style style:name="P5" style:family="paragraph" style:parent-style-name="Standard">
      <style:text-properties officeooo:paragraph-rsid="0007f63d"/>
    </style:style>
    <style:style style:name="P6" style:family="paragraph" style:parent-style-name="Standard">
      <style:paragraph-properties style:line-height-at-least="0.503cm"/>
      <style:text-properties officeooo:paragraph-rsid="00099877"/>
    </style:style>
    <style:style style:name="P7" style:family="paragraph" style:parent-style-name="Standard">
      <style:text-properties officeooo:rsid="000a9268" officeooo:paragraph-rsid="000a9268"/>
    </style:style>
    <style:style style:name="P8" style:family="paragraph" style:parent-style-name="Standard">
      <style:text-properties fo:background-color="#e8e8e8"/>
    </style:style>
    <style:style style:name="P9" style:family="paragraph" style:parent-style-name="Standard">
      <style:paragraph-properties fo:margin-left="1.251cm" fo:margin-right="0cm" fo:text-indent="0cm" style:auto-text-indent="false"/>
    </style:style>
    <style:style style:name="P10" style:family="paragraph" style:parent-style-name="Standard">
      <style:paragraph-properties fo:margin-left="1.251cm" fo:margin-right="0cm" style:line-height-at-least="0.503cm" fo:text-indent="0cm" style:auto-text-indent="false"/>
      <style:text-properties style:use-window-font-color="true" style:font-name="Droid Sans Mono" fo:font-size="10.5pt" fo:font-weight="normal" fo:background-color="transparent"/>
    </style:style>
    <style:style style:name="P11" style:family="paragraph" style:parent-style-name="Standard">
      <style:paragraph-properties fo:margin-left="1.251cm" fo:margin-right="0cm" style:line-height-at-least="0.503cm" fo:text-indent="0cm" style:auto-text-indent="false"/>
      <style:text-properties style:use-window-font-color="true" style:font-name="Droid Sans Mono" fo:font-size="10.5pt" fo:font-weight="normal" officeooo:paragraph-rsid="000c28ee" fo:background-color="transparen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use-window-font-color="true" fo:background-color="transparen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background-color="#e8e8e8"/>
    </style:style>
    <style:style style:name="P14" style:family="paragraph" style:parent-style-name="Standard">
      <style:paragraph-properties fo:break-before="page"/>
      <style:text-properties fo:font-weight="bold" officeooo:rsid="000a9268" officeooo:paragraph-rsid="000a9268" fo:background-color="#ffff00" style:font-weight-asian="bold" style:font-weight-complex="bold"/>
    </style:style>
    <style:style style:name="P15" style:family="paragraph" style:parent-style-name="Standard">
      <style:paragraph-properties fo:margin-left="2.501cm" fo:margin-right="0cm" fo:text-indent="0cm" style:auto-text-indent="false"/>
    </style:style>
    <style:style style:name="P1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7" style:family="paragraph" style:parent-style-name="Standard">
      <style:text-properties fo:font-weight="bold" officeooo:rsid="00116d15" officeooo:paragraph-rsid="00116d15" fo:background-color="#ffff00" style:font-weight-asian="bold" style:font-weight-complex="bold"/>
    </style:style>
    <style:style style:name="P18" style:family="paragraph" style:parent-style-name="Standard">
      <style:text-properties officeooo:paragraph-rsid="00116d15"/>
    </style:style>
    <style:style style:name="P19" style:family="paragraph" style:parent-style-name="Standard">
      <style:paragraph-properties fo:margin-left="1.251cm" fo:margin-right="0cm" fo:text-indent="0cm" style:auto-text-indent="false"/>
    </style:style>
    <style:style style:name="T1" style:family="text">
      <style:text-properties style:use-window-font-color="true" fo:font-weight="bold" officeooo:rsid="0005dab1" fo:background-color="transparent" loext:char-shading-value="0" style:font-weight-asian="bold" style:font-weight-complex="bold"/>
    </style:style>
    <style:style style:name="T2" style:family="text">
      <style:text-properties style:use-window-font-color="true" fo:font-weight="bold" officeooo:rsid="0007f63d" fo:background-color="transparent" loext:char-shading-value="0" style:font-weight-asian="bold" style:font-weight-complex="bold"/>
    </style:style>
    <style:style style:name="T3" style:family="text">
      <style:text-properties style:use-window-font-color="true" style:font-name="Droid Sans Mono" fo:font-size="10.5pt" fo:font-weight="bold" officeooo:rsid="00099877" fo:background-color="transparent" loext:char-shading-value="0" style:font-weight-asian="bold" style:font-weight-complex="bold"/>
    </style:style>
    <style:style style:name="T4" style:family="text">
      <style:text-properties fo:font-weight="bold" officeooo:rsid="00099877" style:font-weight-asian="bold" style:font-weight-complex="bold"/>
    </style:style>
    <style:style style:name="T5" style:family="text">
      <style:text-properties fo:font-weight="bold" officeooo:rsid="00116d15" fo:background-color="#ffff00" loext:char-shading-value="0" style:font-weight-asian="bold" style:font-weight-complex="bold"/>
    </style:style>
    <style:style style:name="T6" style:family="text">
      <style:text-properties officeooo:rsid="00070875"/>
    </style:style>
    <style:style style:name="T7" style:family="text">
      <style:text-properties fo:color="#000080" fo:language="zxx" fo:country="none" style:text-underline-style="solid" style:text-underline-width="auto" style:text-underline-color="font-color" officeooo:rsid="00070875" fo:background-color="transparent" loext:char-shading-value="0" style:language-asian="zxx" style:country-asian="none" style:language-complex="zxx" style:country-complex="none"/>
    </style:style>
    <style:style style:name="T8" style:family="text">
      <style:text-properties fo:color="#000080" style:font-name="Droid Sans Mono" fo:font-size="10.5pt" fo:language="zxx" fo:country="none" style:text-underline-style="solid" style:text-underline-width="auto" style:text-underline-color="font-color" fo:font-weight="normal" officeooo:rsid="00099877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officeooo:rsid="00099877"/>
    </style:style>
    <style:style style:name="T10" style:family="text">
      <style:text-properties fo:color="#4fc1ff"/>
    </style:style>
    <style:style style:name="T11" style:family="text">
      <style:text-properties fo:color="#4fc1ff" fo:font-weight="bold" officeooo:rsid="00116d15" fo:background-color="#ffff00" loext:char-shading-value="0" style:font-weight-asian="bold" style:font-weight-complex="bold"/>
    </style:style>
    <style:style style:name="T12" style:family="text">
      <style:text-properties fo:color="#d4d4d4" style:font-name="Droid Sans Mono" fo:font-size="10.5pt" fo:font-weight="normal" fo:background-color="#1e1e1e" loext:char-shading-value="0"/>
    </style:style>
    <style:style style:name="T13" style:family="text">
      <style:text-properties fo:color="#dcdcaa"/>
    </style:style>
    <style:style style:name="T14" style:family="text">
      <style:text-properties fo:color="#dcdcaa" style:font-name="Droid Sans Mono" fo:font-size="10.5pt" fo:font-weight="normal" fo:background-color="#1e1e1e" loext:char-shading-value="0"/>
    </style:style>
    <style:style style:name="T15" style:family="text">
      <style:text-properties fo:color="#dcdcaa" fo:font-weight="bold" officeooo:rsid="00116d15" fo:background-color="#ffff00" loext:char-shading-value="0" style:font-weight-asian="bold" style:font-weight-complex="bold"/>
    </style:style>
    <style:style style:name="T16" style:family="text">
      <style:text-properties fo:color="#ce9178"/>
    </style:style>
    <style:style style:name="T17" style:family="text">
      <style:text-properties fo:color="#ce9178" style:font-name="Droid Sans Mono" fo:font-size="10.5pt" fo:font-weight="normal" fo:background-color="#1e1e1e" loext:char-shading-value="0"/>
    </style:style>
    <style:style style:name="T18" style:family="text">
      <style:text-properties fo:color="#ce9178" fo:font-weight="bold" officeooo:rsid="00116d15" fo:background-color="#ffff00" loext:char-shading-value="0" style:font-weight-asian="bold" style:font-weight-complex="bold"/>
    </style:style>
    <style:style style:name="T19" style:family="text">
      <style:text-properties fo:color="#9cdcfe"/>
    </style:style>
    <style:style style:name="T20" style:family="text">
      <style:text-properties fo:color="#9cdcfe" style:font-name="Droid Sans Mono" fo:font-size="10.5pt" fo:font-weight="normal" fo:background-color="#1e1e1e" loext:char-shading-value="0"/>
    </style:style>
    <style:style style:name="T21" style:family="text">
      <style:text-properties fo:color="#9cdcfe" fo:font-weight="bold" officeooo:rsid="00116d15" fo:background-color="#ffff00" loext:char-shading-value="0" style:font-weight-asian="bold" style:font-weight-complex="bold"/>
    </style:style>
    <style:style style:name="T22" style:family="text">
      <style:text-properties officeooo:rsid="000fc456"/>
    </style:style>
    <style:style style:name="T23" style:family="text">
      <style:text-properties fo:color="#569cd6"/>
    </style:style>
    <style:style style:name="T24" style:family="text">
      <style:text-properties fo:color="#569cd6" style:font-name="Droid Sans Mono" fo:font-size="10.5pt" fo:font-weight="normal" fo:background-color="#1e1e1e" loext:char-shading-value="0"/>
    </style:style>
    <style:style style:name="T25" style:family="text">
      <style:text-properties fo:color="#569cd6" fo:font-weight="bold" officeooo:rsid="00116d15" fo:background-color="#ffff00" loext:char-shading-value="0" style:font-weight-asian="bold" style:font-weight-complex="bold"/>
    </style:style>
    <style:style style:name="T26" style:family="text">
      <style:text-properties officeooo:rsid="00116d15"/>
    </style:style>
    <style:style style:name="T27" style:family="text">
      <style:text-properties fo:color="#4ec9b0" fo:font-weight="bold" officeooo:rsid="00116d15" fo:background-color="#ffff00" loext:char-shading-value="0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Agregar a repositorio creado previamente:</text:p>
      <text:p text:style-name="P11">heroku git:remote -a lit-fortress-19290</text:p>
      <text:p text:style-name="P1"/>
      <text:p text:style-name="P1"><text:span text:style-name="T4">Variables de Entorno:</text:span><text:span text:style-name="T9"> </text:span><text:a xlink:type="simple" xlink:href="https://devcenter.heroku.com/articles/config-vars" text:style-name="Internet_20_link" text:visited-style-name="Visited_20_Internet_20_Link">https://devcenter.heroku.com/articles/config-vars</text:a></text:p>
      <text:p text:style-name="P2"/>
      <text:p text:style-name="P6"><text:span text:style-name="T3">Despliegue: </text:span><text:a xlink:type="simple" xlink:href="https://devcenter.heroku.com/articles/git" text:style-name="Internet_20_link" text:visited-style-name="Visited_20_Internet_20_Link"><text:span text:style-name="T8">https://devcenter.heroku.com/articles/git</text:span></text:a></text:p>
      <text:p text:style-name="P10">heroku login</text:p>
      <text:p text:style-name="P10">heroku git:remote -a pruebanode01</text:p>
      <text:p text:style-name="P10">git push heroku master</text:p>
      <text:p text:style-name="P12"/>
      <text:p text:style-name="P5"><text:span text:style-name="T2">Express Routing: </text:span><text:a xlink:type="simple" xlink:href="https://expressjs.com/es/guide/routing.html" text:style-name="Internet_20_link" text:visited-style-name="Visited_20_Internet_20_Link"><text:span text:style-name="T7">https://expressjs.com/es/guide/routing.html</text:span></text:a></text:p>
      <text:p text:style-name="P5"/>
      <text:p text:style-name="P4"><text:span text:style-name="T1">Cors: </text:span><text:a xlink:type="simple" xlink:href="https://expressjs.com/en/resources/middleware/cors.html" text:style-name="Internet_20_link" text:visited-style-name="Visited_20_Internet_20_Link"><text:span text:style-name="T7">https://expressjs.com/en/resources/middleware/cors.html</text:span></text:a></text:p>
      <text:p text:style-name="P4"><text:a xlink:type="simple" xlink:href="https://www.npmjs.com/package/cors#enabling-cors-pre-flight" text:style-name="Internet_20_link" text:visited-style-name="Visited_20_Internet_20_Link"><text:span text:style-name="T6">https://www.npmjs.com/package/cors#enabling-cors-pre-flight</text:span></text:a></text:p>
      <text:p text:style-name="Standard"/>
      <text:p text:style-name="Standard"/>
      <text:p text:style-name="P17">Usuarios (Server):</text:p>
      <text:p text:style-name="Standard">this.app.use('/usuarios', ...)</text:p>
      <text:p text:style-name="P9">router.post('/registro', ...<text:span text:style-name="T22">)</text:span></text:p>
      <text:p text:style-name="P9">router.post('/login', ...)</text:p>
      <text:p text:style-name="P9">router.get('/user/:_id', ...)</text:p>
      <text:p text:style-name="P9">router.patch('/user/:_id', ...)</text:p>
      <text:p text:style-name="P9">router.delete('/user/:_id', ...)</text:p>
      <text:p text:style-name="Standard"/>
      <text:p text:style-name="P18"><text:span text:style-name="T5">Usuarios (Client):</text:span></text:p>
      <text:p text:style-name="Standard">const httpOptions = {headers: new HttpHeaders({'Authorization': this.getToken()})};</text:p>
      <text:p text:style-name="Standard"/>
      <text:p text:style-name="Standard">this.httpClient.post(this.url + '/usuarios/registro', user)</text:p>
      <text:p text:style-name="Standard">this.httpClient.post(this.url + '/usuarios/login', user)</text:p>
      <text:p text:style-name="Standard">this.httpClient.get(this.url + '/usuarios/user/' + _id, httpOptions)</text:p>
      <text:p text:style-name="Standard">this.httpClient.patch(this.url + '/usuarios/user/' + _id, user, httpOptions)</text:p>
      <text:p text:style-name="Standard">this.httpClient.delete(this.url + '/usuarios/user/' + _id, httpOptions)</text:p>
      <text:p text:style-name="P16"/>
      <text:p text:style-name="Standard"/>
      <text:p text:style-name="P14">Socket:</text:p>
      <text:p text:style-name="P7"/>
      <text:p text:style-name="Standard">this.app = express()</text:p>
      <text:p text:style-name="Standard">this.app.use(express.json()) // necesario para hacer req.body</text:p>
      <text:p text:style-name="Standard">this.app.use(express.urlencoded({extended: true}))</text:p>
      <text:p text:style-name="Standard"/>
      <text:p text:style-name="Standard">this.app.use('*', cors(</text:p>
      <text:p text:style-name="P13">/*{</text:p>
      <text:p text:style-name="P13">origin: ['http://localhost:4200'],</text:p>
      <text:p text:style-name="P13">"methods": "GET,PUT,POST",</text:p>
      <text:p text:style-name="P13">"preflightContinue": false,</text:p>
      <text:p text:style-name="P13">"optionsSuccessStatus": 204,</text:p>
      <text:p text:style-name="P13">credentials: true</text:p>
      <text:p text:style-name="P13">}*/</text:p>
      <text:p text:style-name="Standard">))</text:p>
      <text:p text:style-name="Standard"/>
      <text:p text:style-name="Standard">this.server = require('http').createServer(this.app)</text:p>
      <text:p text:style-name="Standard"/>
      <text:p text:style-name="Standard">this.server.listen(this.port, () =&gt; {</text:p>
      <text:p text:style-name="P9">console.log('SERVER ON !!!')</text:p>
      <text:p text:style-name="Standard">})</text:p>
      <text:p text:style-name="Standard"/>
      <text:p text:style-name="Standard">const { Server } = require("socket.io");</text:p>
      <text:p text:style-name="P8">// https://socket.io/docs/v4/handling-cors/</text:p>
      <text:p text:style-name="P8">// https://socket.io/docs/v4/troubleshooting-connection-issues/#The-server-does-not-send-the-necessary-CORS-headers</text:p>
      <text:p text:style-name="P8">// https://socket.io/docs/v3/troubleshooting-connection-issues/</text:p>
      <text:p text:style-name="Standard">const io = new Server(this.server, {cors: {origin: '*',}, allowEIO3: true});</text:p>
      <text:p text:style-name="Standard"/>
      <text:p text:style-name="Standard">io.on('connection', (socket) =&gt; {</text:p>
      <text:p text:style-name="P9">console.log('a user connected');</text:p>
      <text:p text:style-name="P9"/>
      <text:p text:style-name="P9">socket.on('disconnect', () =&gt; {</text:p>
      <text:p text:style-name="P15">console.log('user disconnected');</text:p>
      <text:p text:style-name="P9">})</text:p>
      <text:p text:style-name="Standard">})</text:p>
      <text:p text:style-name="Standard"/>
      <text:p text:style-name="Standard">io.on('connect_error', (err) =&gt; {</text:p>
      <text:p text:style-name="P9">console.log(err);</text:p>
      <text:p text:style-name="Standard">}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18:08:13.995544478</meta:creation-date>
    <dc:date>2021-08-15T14:24:52.019287153</dc:date>
    <meta:editing-duration>PT1H9M56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55" meta:word-count="162" meta:character-count="2019" meta:non-whitespace-character-count="1912"/>
  </office:meta>
</office:document-meta>
</file>